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28cm" svg:stroke-color="#000000" draw:marker-start-width="0.242cm" draw:marker-end-width="0.242cm" draw:fill-color="#ffffff" draw:textarea-vertical-align="middle" fo:padding-top="0.139cm" fo:padding-bottom="0.139cm" fo:padding-left="0.264cm" fo:padding-right="0.264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6cm" fo:min-width="0cm"/>
    </style:style>
    <style:style style:name="gr3" style:family="graphic" style:parent-style-name="objectwithoutfill">
      <style:graphic-properties draw:marker-end="Arrow_20_concave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.79cm"/>
    </style:style>
    <style:style style:name="gr5" style:family="graphic" style:parent-style-name="standard">
      <style:graphic-properties draw:stroke="none" svg:stroke-color="#000000" draw:fill="none" draw:fill-color="#ffffff" fo:min-height="1.425cm"/>
    </style:style>
    <style:style style:name="gr6" style:family="graphic" style:parent-style-name="objectwithoutfill">
      <style:graphic-properties svg:stroke-width="0.028cm" draw:marker-start-width="0.242cm" draw:marker-end-width="0.242cm" draw:fill="none" draw:textarea-vertical-align="middle" fo:padding-top="0.139cm" fo:padding-bottom="0.139cm" fo:padding-left="0.264cm" fo:padding-right="0.264cm"/>
    </style:style>
    <style:style style:name="P1" style:family="paragraph">
      <style:paragraph-properties fo:text-align="center"/>
    </style:style>
    <style:style style:name="P2" style:family="paragraph">
      <style:text-properties fo:font-size="22pt" style:font-size-asian="22pt" style:font-size-complex="22pt"/>
    </style:style>
    <style:style style:name="T1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15.24cm" svg:height="1.524cm" svg:x="3.159cm" svg:y="1.998cm">
          <text:p/>
        </draw:rect>
        <draw:frame draw:style-name="gr2" draw:text-style-name="P2" draw:layer="layout" svg:width="6.604cm" svg:height="1.21cm" svg:x="7.223cm" svg:y="2.076cm">
          <draw:text-box>
            <text:p text:style-name="P2"><text:span text:style-name="T1">Fake Position</text:span></text:p>
          </draw:text-box>
        </draw:frame>
        <draw:rect draw:style-name="gr1" draw:text-style-name="P1" draw:layer="layout" svg:width="15.24cm" svg:height="1.524cm" svg:x="3.159cm" svg:y="5.898cm">
          <text:p/>
        </draw:rect>
        <draw:line draw:style-name="gr3" draw:text-style-name="P1" draw:layer="layout" svg:x1="10.525cm" svg:y1="11.94cm" svg:x2="10.525cm" svg:y2="14.219cm">
          <text:p/>
        </draw:line>
        <draw:frame draw:style-name="gr4" draw:layer="layout" svg:width="13.081cm" svg:height="1.04cm" svg:x="4.429cm" svg:y="6.06cm">
          <draw:text-box>
            <text:p>Well defined frequency of publication</text:p>
          </draw:text-box>
        </draw:frame>
        <draw:rect draw:style-name="gr1" draw:text-style-name="P1" draw:layer="layout" svg:width="15.24cm" svg:height="1.524cm" svg:x="3.159cm" svg:y="10.198cm">
          <text:p/>
        </draw:rect>
        <draw:frame draw:style-name="gr4" draw:layer="layout" svg:width="7.239cm" svg:height="1.04cm" svg:x="8.429cm" svg:y="10.36cm">
          <draw:text-box>
            <text:p>beyond doubt</text:p>
          </draw:text-box>
        </draw:frame>
        <draw:rect draw:style-name="gr1" draw:text-style-name="P1" draw:layer="layout" svg:width="15.24cm" svg:height="1.524cm" svg:x="3.159cm" svg:y="14.298cm">
          <text:p/>
        </draw:rect>
        <draw:frame draw:style-name="gr5" draw:layer="layout" svg:width="11.811cm" svg:height="1.675cm" svg:x="5.191cm" svg:y="14.462cm">
          <draw:text-box>
            <text:p>Makes hopes and company prestige</text:p>
          </draw:text-box>
        </draw:frame>
        <draw:g>
          <draw:line draw:style-name="gr6" draw:text-style-name="P1" draw:layer="layout" svg:x1="10.398cm" svg:y1="4.175cm" svg:x2="10.398cm" svg:y2="5.318cm">
            <text:p/>
          </draw:line>
          <draw:line draw:style-name="gr6" draw:text-style-name="P1" draw:layer="layout" svg:x1="9.89cm" svg:y1="4.683cm" svg:x2="11.033cm" svg:y2="4.683cm">
            <text:p/>
          </draw:line>
        </draw:g>
        <draw:g>
          <draw:line draw:style-name="gr6" draw:text-style-name="P1" draw:layer="layout" svg:x1="10.399cm" svg:y1="8.076cm" svg:x2="10.399cm" svg:y2="9.219cm">
            <text:p/>
          </draw:line>
          <draw:line draw:style-name="gr6" draw:text-style-name="P1" draw:layer="layout" svg:x1="9.891cm" svg:y1="8.584cm" svg:x2="11.034cm" svg:y2="8.584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Vaky Tsvari</meta:initial-creator>
    <meta:creation-date>2016-10-15T19:22:15.29</meta:creation-date>
    <dc:date>2016-10-15T19:30:33.65</dc:date>
    <dc:creator>Vaky Tsvari</dc:creator>
    <meta:editing-duration>PT8M18S</meta:editing-duration>
    <meta:editing-cycles>1</meta:editing-cycles>
    <meta:document-statistic meta:object-count="15"/>
    <meta:generator>OpenOffice/4.1.3$Win32 OpenOffice.org_project/413m1$Build-9783</meta:generator>
  </office:meta>
</office:document-meta>
</file>